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fo:color="#188038" style:font-name="Roboto Mono" style:font-name-asian="Roboto Mono1" style:font-name-complex="Roboto Mono1"/>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left="0in" fo:margin-right="0in" fo:margin-top="0.1665in" fo:margin-bottom="0.166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22"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31" style:family="paragraph" style:parent-style-name="Heading_20_3">
      <style:paragraph-properties fo:margin-top="0.1945in" fo:margin-bottom="0.0555in" loext:contextual-spacing="false" fo:line-height="100%" fo:keep-together="auto" fo:keep-with-next="auto"/>
    </style:style>
    <style:style style:name="P32" style:family="paragraph" style:parent-style-name="Heading_20_5">
      <style:paragraph-properties fo:margin-top="0.1528in" fo:margin-bottom="0.028in" loext:contextual-spacing="false" fo:line-height="100%" fo:keep-together="auto" fo:keep-with-next="auto"/>
    </style:style>
    <style:style style:name="P33" style:family="paragraph" style:parent-style-name="Heading_20_6">
      <style:paragraph-properties fo:margin-top="0.139in" fo:margin-bottom="0.028in" loext:contextual-spacing="false" fo:line-height="100%" fo:keep-together="auto" fo:keep-with-next="auto"/>
    </style:style>
    <style:style style:name="P34" style:family="paragraph" style:parent-style-name="Heading_20_6" style:master-page-name="Standard">
      <style:paragraph-properties fo:margin-top="0.139in" fo:margin-bottom="0.028in" loext:contextual-spacing="false" fo:line-height="100%" fo:keep-together="auto" style:page-number="1" fo:keep-with-next="auto"/>
    </style:style>
    <style:style style:name="T1" style:family="text">
      <style:text-properties fo:color="#000000" fo:font-size="9pt" fo:font-style="normal" fo:font-weight="bold" style:font-size-asian="9pt" style:font-style-asian="normal" style:font-weight-asian="bold" style:font-size-complex="9pt"/>
    </style:style>
    <style:style style:name="T2" style:family="text">
      <style:text-properties fo:color="#000000" fo:font-size="13pt" fo:font-weight="bold" style:font-size-asian="13pt" style:font-weight-asian="bold" style:font-size-complex="13pt"/>
    </style:style>
    <style:style style:name="T3" style:family="text">
      <style:text-properties fo:color="#000000"/>
    </style:style>
    <style:style style:name="T4" style:family="text">
      <style:text-properties fo:color="#000000" fo:font-size="10pt" fo:font-weight="bold" style:font-size-asian="10pt" style:font-weight-asian="bold" style:font-size-complex="10pt"/>
    </style:style>
    <style:style style:name="T5" style:family="text">
      <style:text-properties fo:font-weight="bold" style:font-weight-asian="bold"/>
    </style:style>
    <style:style style:name="T6" style:family="text">
      <style:text-properties fo:color="#188038" style:font-name="Roboto Mono" style:font-name-asian="Roboto Mono1" style:font-name-complex="Roboto Mono1"/>
    </style:style>
    <style:style style:name="T7" style:family="text">
      <style:text-properties fo:color="#188038" style:font-name="Roboto Mono" fo:font-size="13pt" fo:font-weight="bold" style:font-name-asian="Roboto Mono1" style:font-size-asian="13pt" style:font-weight-asian="bold" style:font-name-complex="Roboto Mono1" style:font-size-complex="13pt"/>
    </style:style>
    <style:style style:name="T8"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e9098t53udju"/><text:span text:style-name="T1">ChatGPT said:</text:span></text:p>
      <text:p text:style-name="Standard">ChatGPT</text:p>
      <text:p text:style-name="P2">Recursion হলো একটি পদ্ধতি যেখানে একটি ফাংশন নিজেই নিজেকে কল করে। এই পদ্ধতিটি জটিল সমস্যা সমাধানের জন্য কার্যকর, কারণ এটি বড় সমস্যাগুলোকে ছোট এবং সহজ সমস্যায় ভাগ করে সমাধান করতে সহায়তা করে। নিচে আমরা C প্রোগ্রামিং দিয়ে একটি উদাহরণসহ বিস্তারিত আলোচনা করব।</text:p>
      <text:p text:style-name="P31"><text:bookmark text:name="_z9735mulau37"/><text:span text:style-name="T2">কীভাবে কাজ করে রিকার্সন?</text:span></text:p>
      <text:p text:style-name="P2">প্রথমে একটা জিনিস বুঝে নিতে হবে: রিকার্সিভ ফাংশন নিজেই নিজেকে কল করতে করতে একটি নির্দিষ্ট অবস্থায় পৌঁছায় যেখানে ফাংশনটি আর নিজেকে কল করে না। এই অবস্থাটিকে <text:span text:style-name="T5">base case</text:span> বলা হয়।</text:p>
      <text:p text:style-name="P3">যেমন, যদি আমাদের একটি সংখ্যা থেকে আরেকটি পর্যন্ত সমস্ত সংখ্যা যোগ করতে বলা হয়, আমরা প্রতিটি ধাপে একটি করে সংখ্যা কমাতে পারি এবং সবগুলো যোগ করতে পারি। রিকার্সনের সাহায্যে আমরা একই কাজটা খুব সহজে করতে পারি।</text:p>
      <text:p text:style-name="P31"><text:bookmark text:name="_m3rq9n1sq6qh"/><text:span text:style-name="T2">উদাহরণ: সংখ্যা যোগ করা</text:span></text:p>
      <text:p text:style-name="P2">ধরো, তোমাকে ১ থেকে ৫ পর্যন্ত যোগফল বের করতে বলা হয়েছে। আমরা এই সমস্যাটিকে রিকার্সিভ ফাংশনের মাধ্যমে সমাধান করতে পারি।</text:p>
      <text:p text:style-name="P2">১ থেকে ৫ পর্যন্ত যোগফল বের করার জন্য নিচের মতো একটি প্রোগ্রাম লিখতে পারি:</text:p>
      <text:p text:style-name="Standard">c</text:p>
      <text:p text:style-name="Standard">Copy code</text:p>
      <text:p text:style-name="Standard"><text:span text:style-name="T6">#include &lt;stdio.h&gt;</text:span></text:p>
      <text:p text:style-name="P1"/>
      <text:p text:style-name="Standard"><text:span text:style-name="T6">// রিকার্সিভ ফাংশন যা একটি নির্দিষ্ট সংখ্যা পর্যন্ত যোগফল বের করে</text:span></text:p>
      <text:p text:style-name="Standard"><text:span text:style-name="T6">int sum(int n) {</text:span></text:p>
      <text:p text:style-name="Standard"><text:span text:style-name="T6"><text:s text:c="4"/>// base case: যদি n ০ হয়, তবে ফলাফল ০ হবে</text:span></text:p>
      <text:p text:style-name="Standard"><text:span text:style-name="T6"><text:s text:c="4"/>if (n == 0) {</text:span></text:p>
      <text:p text:style-name="Standard"><text:span text:style-name="T6"><text:s text:c="8"/>return 0;</text:span></text:p>
      <text:p text:style-name="Standard"><text:span text:style-name="T6"><text:s text:c="4"/>} else {</text:span></text:p>
      <text:p text:style-name="Standard"><text:span text:style-name="T6"><text:s text:c="8"/>// রিকার্সিভ কল: n যোগ n-1 পর্যন্ত সংখ্যার যোগফল</text:span></text:p>
      <text:p text:style-name="Standard"><text:soft-page-break/><text:span text:style-name="T6"><text:s text:c="8"/>return n + sum(n - 1);</text:span></text:p>
      <text:p text:style-name="Standard"><text:span text:style-name="T6"><text:s text:c="4"/>}</text:span></text:p>
      <text:p text:style-name="Standard"><text:span text:style-name="T6">}</text:span></text:p>
      <text:p text:style-name="P1"/>
      <text:p text:style-name="Standard"><text:span text:style-name="T6">int main() {</text:span></text:p>
      <text:p text:style-name="Standard"><text:span text:style-name="T6"><text:s text:c="4"/>int number = 5;</text:span></text:p>
      <text:p text:style-name="Standard"><text:span text:style-name="T6"><text:s text:c="4"/>int result = sum(number);</text:span></text:p>
      <text:p text:style-name="Standard"><text:span text:style-name="T6"><text:s text:c="4"/>printf("1 থেকে %d পর্যন্ত যোগফল: %d\n", number, result);</text:span></text:p>
      <text:p text:style-name="Standard"><text:span text:style-name="T6"><text:s text:c="4"/>return 0;</text:span></text:p>
      <text:p text:style-name="Standard"><text:span text:style-name="T6">}</text:span></text:p>
      <text:p text:style-name="Standard"/>
      <text:p text:style-name="P31"><text:bookmark text:name="_2znngghnn9hb"/><text:span text:style-name="T2">প্রোগ্রামটি কীভাবে কাজ করে?</text:span></text:p>
      <text:p text:style-name="P2">এখন এই প্রোগ্রামটি ধাপে ধাপে ব্যাখ্যা করা যাক:</text:p>
      <text:list xml:id="list2637112359" text:style-name="WWNum9">
        <text:list-item>
          <text:p text:style-name="P4"><text:span text:style-name="T6">sum</text:span> ফাংশনটি একটি পূর্ণ সংখ্যা <text:span text:style-name="T6">n</text:span> ইনপুট হিসেবে গ্রহণ করে।</text:p>
        </text:list-item>
        <text:list-item>
          <text:p text:style-name="P14"><text:span text:style-name="T6">sum</text:span> ফাংশনে প্রথমে চেক করা হয়, যদি <text:span text:style-name="T6">n == 0</text:span> হয় (base case), তাহলে এটি ০ রিটার্ন করবে। অর্থাৎ, যখন আর কোনো সংখ্যা যোগ করার বাকি থাকবে না, তখন এটি ০ রিটার্ন করে।</text:p>
        </text:list-item>
        <text:list-item>
          <text:p text:style-name="P21">যদি <text:span text:style-name="T6">n</text:span> ০ না হয়, তাহলে এটি <text:span text:style-name="T6">n + sum(n - 1)</text:span> রিটার্ন করবে। এটি বর্তমান <text:span text:style-name="T6">n</text:span> কে পরবর্তী ছোট সংখ্যার যোগফল দিয়ে যোগ করে দেয়।</text:p>
        </text:list-item>
      </text:list>
      <text:p text:style-name="P31"><text:bookmark text:name="_7t2xb3rh0zzu"/><text:span text:style-name="T2">প্রোগ্রামের আউটপুট</text:span></text:p>
      <text:p text:style-name="P2">এই প্রোগ্রামটি যদি রান করানো হয়, তাহলে আউটপুট হবে:</text:p>
      <text:p text:style-name="Standard">Copy code</text:p>
      <text:p text:style-name="Standard"><text:span text:style-name="T6">1 থেকে 5 পর্যন্ত যোগফল: 15</text:span></text:p>
      <text:p text:style-name="Standard"/>
      <text:p text:style-name="P31"><text:bookmark text:name="_idilbwoeqjw1"/><text:soft-page-break/><text:span text:style-name="T2">রিকার্সনের ধাপগুলো</text:span></text:p>
      <text:p text:style-name="P2">আসুন দেখি কীভাবে এটি কাজ করছে:</text:p>
      <text:list xml:id="list1984498604" text:style-name="WWNum8">
        <text:list-item>
          <text:p text:style-name="P5"><text:span text:style-name="T6">sum(5)</text:span> কল করা হলে এটি <text:span text:style-name="T6">5 + sum(4)</text:span> রিটার্ন করে।</text:p>
        </text:list-item>
        <text:list-item>
          <text:p text:style-name="P15"><text:span text:style-name="T6">sum(4)</text:span> কল করা হলে এটি <text:span text:style-name="T6">4 + sum(3)</text:span> রিটার্ন করে।</text:p>
        </text:list-item>
        <text:list-item>
          <text:p text:style-name="P15">এভাবে <text:span text:style-name="T6">sum(3)</text:span>, <text:span text:style-name="T6">sum(2)</text:span>, এবং <text:span text:style-name="T6">sum(1)</text:span> কল হতে থাকে।</text:p>
        </text:list-item>
        <text:list-item>
          <text:p text:style-name="P22"><text:span text:style-name="T6">sum(0)</text:span> এর জন্য এটি ০ রিটার্ন করে এবং তারপর প্রত্যেক ধাপে আগের যোগফলগুলো একত্রে যুক্ত হয়।</text:p>
        </text:list-item>
      </text:list>
      <text:p text:style-name="P2">এভাবে, রিকার্সিভ ফাংশনটি ধীরে ধীরে সমস্যার সমাধান করতে করতে সম্পূর্ণ যোগফল রিটার্ন করে।</text:p>
      <text:p text:style-name="P2">এইভাবে, রিকার্সন জটিল সমস্যাগুলোকে ছোট ছোট ধাপে ভাগ করে সহজ করে সমাধান করতে সাহায্য করে।</text:p>
      <text:p text:style-name="P2"/>
      <text:p text:style-name="P2">—------------------------------------------------------------------------------------------------------------------------------------</text:p>
      <text:p text:style-name="P2"/>
      <text:p text:style-name="P32"><text:bookmark text:name="_uw5y6d74loi2"/><text:span text:style-name="T3">4o</text:span></text:p>
      <text:p text:style-name="P32"><text:bookmark text:name="_n1p9crgterxe"/><text:span text:style-name="T4">You said:</text:span></text:p>
      <text:p text:style-name="Standard">ধন্যবাদ, রিকারসন পদ্দতি টা আরো ভালোভাবে বোঝার কোন তরিকা থাকলে জানাবেন 😊</text:p>
      <text:p text:style-name="P33"><text:bookmark text:name="_jjitev8kpq3h"/><text:span text:style-name="T1">ChatGPT said:</text:span></text:p>
      <text:p text:style-name="Standard">ChatGPT</text:p>
      <text:p text:style-name="Standard">Memory updated</text:p>
      <text:p text:style-name="P2">রিকার্সন ভালোভাবে বোঝার জন্য কিছু কৌশল আছে, যা তোমার প্র্যাকটিস ও বোঝার ক্ষমতা বাড়াতে সহায়ক হতে পারে:</text:p>
      <text:list xml:id="list1949249276" text:style-name="WWNum2">
        <text:list-item>
          <text:p text:style-name="P6"><text:span text:style-name="T5">প্রবাহচিত্র (Flowchart) বা ট্রেসিং</text:span>: প্রতিটি ফাংশনের কল কীভাবে কাজ করে, সেটি কাগজে নোট করে দেখতে পারো। বিশেষ করে ফাংশনটি কবে নিজেকে কল করছে আর কবে তা থেমে যাচ্ছে, এটি ট্রেস করলে খুব পরিষ্কার ধারণা পাওয়া যায়।</text:p>
        </text:list-item>
        <text:list-item>
          <text:p text:style-name="P16"><text:span text:style-name="T5">বেস কেস (Base Case) এবং রিকার্সিভ স্টেপ চিন্তা করা</text:span>: প্রতিটি রিকার্সিভ ফাংশনের দুটি অংশ থাকে - বেস কেস ও রিকার্সিভ স্টেপ। বেস কেস ছাড়া রিকার্সন চলতেই থাকবে, যা ভুল হতে পারে। তুমি প্রতিটি সমস্যায় বেস কেস কী হতে পারে, তা চিন্তা করে দেখো।</text:p>
        </text:list-item>
        <text:list-item>
          <text:p text:style-name="P16"><text:span text:style-name="T5">ছোট ইনপুট দিয়ে পরীক্ষা করা</text:span>: রিকার্সন বুঝতে ছোট ইনপুট ব্যবহার করে ফাংশনটি রান করো। উদাহরণস্বরূপ, <text:span text:style-name="T6">sum(3)</text:span> বা <text:span text:style-name="T6">sum(2)</text:span> এর মতো ছোট ইনপুট ব্যবহার করে ট্রেস করলে বোঝা সহজ হয়।</text:p>
        </text:list-item>
        <text:list-item>
          <text:p text:style-name="P16"><text:soft-page-break/><text:span text:style-name="T5">অনুশীলন</text:span>: কয়েকটি ক্লাসিক রিকার্সিভ সমস্যা সমাধান করো, যেমন ফ্যাক্টরিয়াল, ফিবোনাচ্চি সিরিজ, পাওয়ার (একটি সংখ্যা অন্য একটি সংখ্যার পাওয়ার হিসেবে বের করা), এবং রিভার্সিং স্ট্রিং। এগুলো চর্চা করলে রিকার্সনের কনসেপ্ট আরো পরিষ্কার হবে।</text:p>
        </text:list-item>
        <text:list-item>
          <text:p text:style-name="P23"><text:span text:style-name="T5">ভিজ্যুয়ালাইজেশন টুল ব্যবহার করা</text:span>: কিছু অনলাইন টুল আছে (যেমন: Python Tutor), যেগুলোতে কোড লিখে এক্সিকিউশন স্টেপ-বাই-স্টেপ দেখতে পারো। এগুলো রিকার্সনের প্রতিটি কল কীভাবে কাজ করছে, তা পরিষ্কারভাবে দেখায়।</text:p>
        </text:list-item>
      </text:list>
      <text:p text:style-name="P2">এভাবে ছোট ধাপে ধাপে রিকার্সন শিখতে থাকলে খুব দ্রুতই এটি সহজ হয়ে যাবে।</text:p>
      <text:p text:style-name="P2"/>
      <text:p text:style-name="Standard">—-----------------------------------------------------------------------------------------------------------------------------------</text:p>
      <text:p text:style-name="Standard"/>
      <text:p text:style-name="P32"><text:bookmark text:name="_s11zmf8uma97"/><text:span text:style-name="T3">4o</text:span></text:p>
      <text:p text:style-name="P32"><text:bookmark text:name="_1w34lojkks1m"/><text:span text:style-name="T4">You said:</text:span></text:p>
      <text:p text:style-name="Standard">Python Turor সম্পর্কে আরো কিছু জানতে চায়</text:p>
      <text:p text:style-name="P33"><text:bookmark text:name="_wigil562xxjx"/><text:span text:style-name="T1">ChatGPT said:</text:span></text:p>
      <text:p text:style-name="Standard">ChatGPT</text:p>
      <text:p text:style-name="Standard">Memory updated</text:p>
      <text:p text:style-name="P2">Python Tutor একটি অনলাইন টুল যা কোডের এক্সিকিউশন প্রক্রিয়া ভিজ্যুয়ালাইজ করে দেখায়, বিশেষ করে রিকার্সনের মতো জটিল কনসেপ্ট বুঝতে এটি খুবই কার্যকর। এতে Python, Java, C, C++, এবং JavaScript-এর মতো অনেক প্রোগ্রামিং ভাষার কোড রান করানো যায়।</text:p>
      <text:p text:style-name="P31"><text:bookmark text:name="_vfuujpy7jra4"/><text:span text:style-name="T2">Python Tutor এর সুবিধাসমূহ:</text:span></text:p>
      <text:list xml:id="list960506261" text:style-name="WWNum4">
        <text:list-item>
          <text:p text:style-name="P7"><text:span text:style-name="T5">স্টেপ-বাই-স্টেপ ভিজ্যুয়ালাইজেশন</text:span>: কোডের প্রতিটি লাইন কিভাবে কাজ করে তা স্টেপ-বাই-স্টেপ দেখানো হয়, ফলে বোঝা সহজ হয় যে, কীভাবে কোডের ফলাফল পাওয়া যাচ্ছে।</text:p>
        </text:list-item>
        <text:list-item>
          <text:p text:style-name="P17"><text:span text:style-name="T5">রিকার্সন বোঝা সহজ হয়</text:span>: রিকার্সিভ ফাংশনগুলোতে প্রতিটি রিকার্সিভ কল কিভাবে কাজ করছে, এবং কবে ফাংশনটি বেস কেসে পৌঁছাচ্ছে, তা ভিজ্যুয়াল আকারে দেখতে পারো।</text:p>
        </text:list-item>
        <text:list-item>
          <text:p text:style-name="P17"><text:span text:style-name="T5">প্রত্যেক ভ্যারিয়েবল ও ডেটা স্ট্রাকচারের অবস্থা দেখা</text:span>: চলমান কোডের মাঝে ভ্যারিয়েবলগুলোর মান কীভাবে পরিবর্তিত হচ্ছে, এবং অ্যারে, লিস্ট বা স্ট্যাকের মতো ডেটা স্ট্রাকচারের মান কিভাবে মেমোরিতে রাখা হচ্ছে, তা সহজেই দেখা যায়।</text:p>
        </text:list-item>
        <text:list-item>
          <text:p text:style-name="P24"><text:span text:style-name="T5">অনলাইন শেয়ারিং</text:span>: Python Tutor দিয়ে কোডের ভিজ্যুয়ালাইজেশন লিংক হিসেবে শেয়ার করা যায়, ফলে অন্যদের সাথে কোড শেয়ার করে আলোচনা করা বা সহায়তা পাওয়া সহজ হয়।</text:p>
        </text:list-item>
      </text:list>
      <text:p text:style-name="P31"><text:bookmark text:name="_t1qpp6qwf2ys"/><text:span text:style-name="T2">কীভাবে Python Tutor ব্যবহার করবেন:</text:span></text:p>
      <text:list xml:id="list1901511563" text:style-name="WWNum7">
        <text:list-item>
          <text:p text:style-name="P8"><text:a xlink:type="simple" xlink:href="http://pythontutor.com" text:style-name="ListLabel_20_91" text:visited-style-name="ListLabel_20_91"><text:span text:style-name="T8">Python Tutor ওয়েবসাইটে</text:span></text:a> যান।</text:p>
        </text:list-item>
        <text:list-item>
          <text:p text:style-name="P18">প্রোগ্রামিং ভাষা নির্বাচন করুন (যেমন Python, C, Java ইত্যাদি)।</text:p>
        </text:list-item>
        <text:list-item>
          <text:p text:style-name="P18"><text:soft-page-break/>কোড লিখুন এবং “Visualize Execution” বোতামে ক্লিক করুন।</text:p>
        </text:list-item>
        <text:list-item>
          <text:p text:style-name="P25">এর পরে, প্রতিটি ধাপ স্টেপ-বাই-স্টেপ দেখে নিতে পারবেন।</text:p>
        </text:list-item>
      </text:list>
      <text:p text:style-name="P2">Python Tutor দিয়ে বিভিন্ন প্রোগ্রাম ট্রেসিং ও রিকার্সন প্র্যাকটিস করলে কনসেপ্টগুলো আরও পরিষ্কার হবে।</text:p>
      <text:p text:style-name="P2"/>
      <text:p text:style-name="P2">—------------------------------------------------------------------------------------------------------------------------------------------</text:p>
      <text:p text:style-name="Standard"/>
      <text:p text:style-name="Standard">4o</text:p>
      <text:p text:style-name="P32"><text:bookmark text:name="_7gfpz5jz4dku"/><text:span text:style-name="T4">You said:</text:span></text:p>
      <text:p text:style-name="Standard">রিটার্ন করার সিসটেম টা যদি গভির ভাবে বুঝাতেন</text:p>
      <text:p text:style-name="P33"><text:bookmark text:name="_n99wd764rk6i"/><text:span text:style-name="T1">ChatGPT said:</text:span></text:p>
      <text:p text:style-name="Standard">ChatGPT</text:p>
      <text:p text:style-name="P2">C প্রোগ্রামিংয়ে <text:span text:style-name="T6">return</text:span> কিওয়ার্ডটি ফাংশনের এক্সিকিউশন থামিয়ে কোনো মানকে কলিং ফাংশনে ফেরত পাঠায়। <text:span text:style-name="T6">return</text:span> সাধারণত দুটি উদ্দেশ্যে ব্যবহৃত হয়:</text:p>
      <text:list xml:id="list3389117701" text:style-name="WWNum3">
        <text:list-item>
          <text:p text:style-name="P9"><text:span text:style-name="T5">ফাংশন থেকে মান রিটার্ন করা</text:span>: মূলত কোনো মান রিটার্ন করে তা প্রোগ্রামের অন্য কোথাও ব্যবহার করার জন্য।</text:p>
        </text:list-item>
        <text:list-item>
          <text:p text:style-name="P26"><text:span text:style-name="T5">ফাংশনের এক্সিকিউশন থামানো</text:span>: নির্দিষ্ট পরিস্থিতিতে ফাংশনের কার্যক্রম থামাতে।</text:p>
        </text:list-item>
      </text:list>
      <text:p text:style-name="P2">এখন আমরা <text:span text:style-name="T6">return</text:span> সম্পর্কে গভীরভাবে আলোচনা করব এবং কিছু উদাহরণ দেখে এটি কীভাবে কাজ করে তা বুঝব।</text:p>
      <text:p text:style-name="P31"><text:bookmark text:name="_b3igw9apxzd3"/><text:span text:style-name="T2">১. </text:span><text:span text:style-name="T7">return</text:span><text:span text:style-name="T2"> দিয়ে মান ফেরত দেওয়া</text:span></text:p>
      <text:p text:style-name="P2">ধরো, আমাদের একটি ফাংশন আছে যা দুটি সংখ্যার যোগফল বের করে এবং সেটি কলিং ফাংশনে ফেরত দেয়। আমরা <text:span text:style-name="T6">return</text:span> ব্যবহার করে এ কাজটি করতে পারি।</text:p>
      <text:p text:style-name="Standard">c</text:p>
      <text:p text:style-name="Standard">Copy code</text:p>
      <text:p text:style-name="Standard"><text:span text:style-name="T6">#include &lt;stdio.h&gt;</text:span></text:p>
      <text:p text:style-name="P1"/>
      <text:p text:style-name="Standard"><text:soft-page-break/><text:span text:style-name="T6">// add ফাংশনটি দুটি সংখ্যা যোগ করে ফলাফল রিটার্ন করে</text:span></text:p>
      <text:p text:style-name="Standard"><text:span text:style-name="T6">int add(int a, int b) {</text:span></text:p>
      <text:p text:style-name="Standard"><text:span text:style-name="T6"><text:s text:c="4"/>int sum = a + b;</text:span></text:p>
      <text:p text:style-name="Standard"><text:span text:style-name="T6"><text:s text:c="4"/>return sum; // sum কে কলিং ফাংশনে রিটার্ন করা হচ্ছে</text:span></text:p>
      <text:p text:style-name="Standard"><text:span text:style-name="T6">}</text:span></text:p>
      <text:p text:style-name="P1"/>
      <text:p text:style-name="Standard"><text:span text:style-name="T6">int main() {</text:span></text:p>
      <text:p text:style-name="Standard"><text:span text:style-name="T6"><text:s text:c="4"/>int result = add(5, 10); // add ফাংশনকে কল করা হচ্ছে</text:span></text:p>
      <text:p text:style-name="Standard"><text:span text:style-name="T6"><text:s text:c="4"/>printf("যোগফল: %d\n", result); // result প্রিন্ট করা হচ্ছে</text:span></text:p>
      <text:p text:style-name="Standard"><text:span text:style-name="T6"><text:s text:c="4"/>return 0;</text:span></text:p>
      <text:p text:style-name="Standard"><text:span text:style-name="T6">}</text:span></text:p>
      <text:p text:style-name="Standard"/>
      <text:p text:style-name="P2"><text:span text:style-name="T5">কোড বিশ্লেষণ</text:span>:</text:p>
      <text:list xml:id="list2969758237" text:style-name="WWNum1">
        <text:list-item>
          <text:p text:style-name="P10">এখানে <text:span text:style-name="T6">add</text:span> ফাংশনটি <text:span text:style-name="T6">int</text:span> টাইপের মান রিটার্ন করে, যা <text:span text:style-name="T6">sum</text:span> নামে একটি ভ্যারিয়েবলের মধ্যে রাখা আছে। তারপর এটি <text:span text:style-name="T6">return sum;</text:span> দ্বারা কলিং ফাংশন <text:span text:style-name="T6">main</text:span> এ ফেরত পাঠানো হয়।</text:p>
        </text:list-item>
        <text:list-item>
          <text:p text:style-name="P27"><text:span text:style-name="T6">main</text:span> ফাংশনে <text:span text:style-name="T6">add(5, 10)</text:span> কল করা হলে এটি <text:span text:style-name="T6">add</text:span> ফাংশনের যোগফল রিটার্ন করে এবং <text:span text:style-name="T6">result</text:span> ভ্যারিয়েবলে সেই মানটি সংরক্ষণ করা হয়।</text:p>
        </text:list-item>
      </text:list>
      <text:p text:style-name="P2"><text:span text:style-name="T5">আউটপুট:</text:span></text:p>
      <text:p text:style-name="Standard">makefile</text:p>
      <text:p text:style-name="Standard">Copy code</text:p>
      <text:p text:style-name="Standard"><text:span text:style-name="T6">যোগফল: 15</text:span></text:p>
      <text:p text:style-name="Standard"/>
      <text:p text:style-name="P31"><text:bookmark text:name="_2f1ma37kfckp"/><text:span text:style-name="T2">২. রিকার্সিভ ফাংশনে </text:span><text:span text:style-name="T7">return</text:span><text:span text:style-name="T2"> কিভাবে কাজ করে</text:span></text:p>
      <text:p text:style-name="P2"><text:soft-page-break/>রিকার্সনে <text:span text:style-name="T6">return</text:span> এর ব্যবহারটা একটু অন্যরকম। এটি প্রত্যেকটি রিকার্সিভ কল শেষে এক্সিকিউশন বন্ধ করে আগের কল করা ফাংশনে মান ফেরত পাঠায়।</text:p>
      <text:p text:style-name="P2">উদাহরণস্বরূপ, নিচে একটি রিকার্সিভ ফাংশন দেখানো হলো, যা <text:span text:style-name="T6">n</text:span> এর ফ্যাক্টরিয়াল বের করে:</text:p>
      <text:p text:style-name="Standard">c</text:p>
      <text:p text:style-name="Standard">Copy code</text:p>
      <text:p text:style-name="Standard"><text:span text:style-name="T6">#include &lt;stdio.h&gt;</text:span></text:p>
      <text:p text:style-name="P1"/>
      <text:p text:style-name="Standard"><text:span text:style-name="T6">// factorial ফাংশনটি রিকার্সন ব্যবহার করে ফ্যাক্টরিয়াল রিটার্ন করে</text:span></text:p>
      <text:p text:style-name="Standard"><text:span text:style-name="T6">int factorial(int n) {</text:span></text:p>
      <text:p text:style-name="Standard"><text:span text:style-name="T6"><text:s text:c="4"/>if (n == 0 || n == 1) {</text:span></text:p>
      <text:p text:style-name="Standard"><text:span text:style-name="T6"><text:s text:c="8"/>return 1; // বেস কেস: n = 0 বা 1 হলে 1 রিটার্ন করে</text:span></text:p>
      <text:p text:style-name="Standard"><text:span text:style-name="T6"><text:s text:c="4"/>} else {</text:span></text:p>
      <text:p text:style-name="Standard"><text:span text:style-name="T6"><text:s text:c="8"/>return n * factorial(n - 1); // n * (n-1)! রিটার্ন করে</text:span></text:p>
      <text:p text:style-name="Standard"><text:span text:style-name="T6"><text:s text:c="4"/>}</text:span></text:p>
      <text:p text:style-name="Standard"><text:span text:style-name="T6">}</text:span></text:p>
      <text:p text:style-name="P1"/>
      <text:p text:style-name="Standard"><text:span text:style-name="T6">int main() {</text:span></text:p>
      <text:p text:style-name="Standard"><text:span text:style-name="T6"><text:s text:c="4"/>int result = factorial(5); // factorial ফাংশনকে কল করা হচ্ছে</text:span></text:p>
      <text:p text:style-name="Standard"><text:span text:style-name="T6"><text:s text:c="4"/>printf("ফ্যাক্টরিয়াল: %d\n", result); // result প্রিন্ট করা হচ্ছে</text:span></text:p>
      <text:p text:style-name="Standard"><text:span text:style-name="T6"><text:s text:c="4"/>return 0;</text:span></text:p>
      <text:p text:style-name="Standard"><text:span text:style-name="T6">}</text:span></text:p>
      <text:p text:style-name="Standard"/>
      <text:p text:style-name="P2"><text:soft-page-break/><text:span text:style-name="T5">কোড বিশ্লেষণ</text:span>:</text:p>
      <text:list xml:id="list127119450" text:style-name="WWNum6">
        <text:list-item>
          <text:p text:style-name="P11"><text:span text:style-name="T6">factorial(5)</text:span> কল করলে এটি <text:span text:style-name="T6">5 * factorial(4)</text:span> রিটার্ন করে।</text:p>
        </text:list-item>
        <text:list-item>
          <text:p text:style-name="P19"><text:span text:style-name="T6">factorial(4)</text:span> কল করলে এটি <text:span text:style-name="T6">4 * factorial(3)</text:span> রিটার্ন করে।</text:p>
        </text:list-item>
        <text:list-item>
          <text:p text:style-name="P28">এইভাবে একে একে প্রত্যেকটি কল এক্সিকিউট হয় এবং যখন বেস কেসে পৌঁছায় (<text:span text:style-name="T6">n == 1</text:span> বা <text:span text:style-name="T6">n == 0</text:span>), তখন <text:span text:style-name="T6">1</text:span> রিটার্ন করে। তারপর সবগুলো কল রিভার্স অর্ডারে একত্রিত হয়ে মূল ফলাফল দেয়।</text:p>
        </text:list-item>
      </text:list>
      <text:p text:style-name="P2"><text:span text:style-name="T5">আউটপুট:</text:span></text:p>
      <text:p text:style-name="Standard">makefile</text:p>
      <text:p text:style-name="Standard">Copy code</text:p>
      <text:p text:style-name="Standard"><text:span text:style-name="T6">ফ্যাক্টরিয়াল: 120</text:span></text:p>
      <text:p text:style-name="Standard"/>
      <text:p text:style-name="P31"><text:bookmark text:name="_g5rd59w90gxu"/><text:span text:style-name="T2">৩. </text:span><text:span text:style-name="T7">return</text:span><text:span text:style-name="T2"> দিয়ে ফাংশনের এক্সিকিউশন থামানো</text:span></text:p>
      <text:p text:style-name="P2"><text:span text:style-name="T6">return</text:span> কেবল মান রিটার্ন করার জন্যই নয়, ফাংশন থেকে বের হয়ে আসার জন্যও ব্যবহৃত হতে পারে। এই ধরনের পরিস্থিতি দেখা যায় যখন নির্দিষ্ট কিছু শর্ত পূরণ হলে ফাংশনটি আর কাজ করে না এবং সেখানেই থেমে যায়।</text:p>
      <text:p text:style-name="Standard">c</text:p>
      <text:p text:style-name="Standard">Copy code</text:p>
      <text:p text:style-name="Standard"><text:span text:style-name="T6">#include &lt;stdio.h&gt;</text:span></text:p>
      <text:p text:style-name="P1"/>
      <text:p text:style-name="Standard"><text:span text:style-name="T6">// checkEvenOdd ফাংশনটি একটি সংখ্যা ইভেন বা অড চেক করে</text:span></text:p>
      <text:p text:style-name="Standard"><text:span text:style-name="T6">void checkEvenOdd(int n) {</text:span></text:p>
      <text:p text:style-name="Standard"><text:span text:style-name="T6"><text:s text:c="4"/>if (n % 2 == 0) {</text:span></text:p>
      <text:p text:style-name="Standard"><text:span text:style-name="T6"><text:s text:c="8"/>printf("%d একটি জোড় সংখ্যা\n", n);</text:span></text:p>
      <text:p text:style-name="Standard"><text:span text:style-name="T6"><text:s text:c="8"/>return; // ফাংশন থেমে যায়</text:span></text:p>
      <text:p text:style-name="Standard"><text:span text:style-name="T6"><text:s text:c="4"/>}</text:span></text:p>
      <text:p text:style-name="Standard"><text:soft-page-break/><text:span text:style-name="T6"><text:s text:c="4"/>printf("%d একটি বিজোড় সংখ্যা\n", n);</text:span></text:p>
      <text:p text:style-name="Standard"><text:span text:style-name="T6">}</text:span></text:p>
      <text:p text:style-name="P1"/>
      <text:p text:style-name="Standard"><text:span text:style-name="T6">int main() {</text:span></text:p>
      <text:p text:style-name="Standard"><text:span text:style-name="T6"><text:s text:c="4"/>checkEvenOdd(4);</text:span></text:p>
      <text:p text:style-name="Standard"><text:span text:style-name="T6"><text:s text:c="4"/>checkEvenOdd(5);</text:span></text:p>
      <text:p text:style-name="Standard"><text:span text:style-name="T6"><text:s text:c="4"/>return 0;</text:span></text:p>
      <text:p text:style-name="Standard"><text:span text:style-name="T6">}</text:span></text:p>
      <text:p text:style-name="Standard"/>
      <text:p text:style-name="P2"><text:span text:style-name="T5">কোড বিশ্লেষণ</text:span>:</text:p>
      <text:list xml:id="list3133934472" text:style-name="WWNum5">
        <text:list-item>
          <text:p text:style-name="P12">এখানে <text:span text:style-name="T6">checkEvenOdd</text:span> ফাংশনটি প্রথমে চেক করে সংখ্যাটি জোড় কি না।</text:p>
        </text:list-item>
        <text:list-item>
          <text:p text:style-name="P29">যদি জোড় হয়, তবে এটি মেসেজ প্রিন্ট করে এবং <text:span text:style-name="T6">return</text:span> ব্যবহার করে ফাংশনটি থামিয়ে দেয়। যদি জোড় না হয়, তাহলে এটি পরবর্তী স্টেটমেন্টে চলে যায়।</text:p>
        </text:list-item>
      </text:list>
      <text:p text:style-name="P2"><text:span text:style-name="T5">আউটপুট:</text:span></text:p>
      <text:p text:style-name="Standard">Copy code</text:p>
      <text:p text:style-name="Standard"><text:span text:style-name="T6">4 একটি জোড় সংখ্যা</text:span></text:p>
      <text:p text:style-name="Standard"><text:span text:style-name="T6">5 একটি বিজোড় সংখ্যা</text:span></text:p>
      <text:p text:style-name="Standard"/>
      <text:p text:style-name="P31"><text:bookmark text:name="_oou8nt88vz5s"/><text:span text:style-name="T2">সংক্ষেপে </text:span><text:span text:style-name="T7">return</text:span><text:span text:style-name="T2"> এর কাজ</text:span></text:p>
      <text:list xml:id="list2260381196" text:style-name="WWNum10">
        <text:list-item>
          <text:p text:style-name="P13">ফাংশন থেকে একটি নির্দিষ্ট মান ফেরত পাঠানো।</text:p>
        </text:list-item>
        <text:list-item>
          <text:p text:style-name="P20">ফাংশনের এক্সিকিউশন বন্ধ করা এবং অন্য কোনো লাইন রান না করা।</text:p>
        </text:list-item>
        <text:list-item>
          <text:p text:style-name="P30">ফাংশনের শেষে পৌঁছে প্রয়োজনীয় মান বা রেজাল্ট দিয়ে ফাংশন কলের অবস্থান বা কলিং ফাংশনে ফিরে আসা।</text:p>
        </text:list-item>
      </text:list>
      <text:p text:style-name="P2"><text:soft-page-break/>এইভাবে, <text:span text:style-name="T6">return</text:span> কিওয়ার্ডটি প্রোগ্রামের বিভিন্ন জায়গায় কার্যকরীভাবে ব্যবহৃত হতে পারে।</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67" meta:word-count="1469" meta:character-count="6477" meta:non-whitespace-character-count="5051"/>
    <meta:generator>LibreOfficeDev/6.0.5.2$Linux_X86_64 LibreOffice_project/</meta:generator>
  </office:meta>
</office:document-meta>
</file>